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5.9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Histogram" table:style-name="ta1">
        <table:shapes>
          <draw:frame draw:z-index="0" draw:style-name="gr1" draw:text-style-name="P1" svg:width="28.08cm" svg:height="8.988cm" svg:x="16.836cm" svg:y="0.086cm">
            <draw:object draw:notify-on-update-of-ranges="LineHistogram.A1:LineHistogram.A599 LineHistogram.B1:LineHistogram.B5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type TArray8x8 as array[1 .. 8] of array[1 .. 8] of integer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type TPoint2D as rec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x as integer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y as integer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4"/>end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type TPiece as rec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0"/>figtype as integer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0"/>note as integer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0"/>pos as TPoint2D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0"/>attacked_cells as integer; <text:s text:c="2"/>{kolko policok ohrozuje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0"/>attacked_weight as float; <text:s/>{sila nepriatelskych figur, ktore ohrozuje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18"/>end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type Position as rec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2"/>onmove as integer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2"/>movenr as integer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2"/>gama as floa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2"/>name as string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2"/>board as TArray8x8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2"/>attacked as TArray8x8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2"/>pieces as array[-16 .. 16] of TPiece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20"/>end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gp as Position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iece_name as array[1 .. 6] of string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color_name as array[-1 .. 1] of string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iece_weight as array[1 .. 6] of floa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ieces_weight as floa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awn_weight as float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attack_weight as float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border as array[-1 .. 1] of integer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movescount as array[2 .. 6] of integer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moverel as array[2 .. 6] of array [1 .. 8] of TPoint2D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fig2bit as array[-16 .. 16] of integer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color2bit as array[-1 .. 1] of integer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art as integer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FirstPart as string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drawMoves as bool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addRandomWeight as floa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"constants" for figure type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awn as integer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bishop as integer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knight as integer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rook as integer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queen as integer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king as integer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InitVars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i as integer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bit2 as array [0 .. 31] of integer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compute values representing single bits from 0 to 31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bit2[0]:=1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for i:=0 to 29 d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tab/> <text:s text:c="3"/>bit2[i+1]:=bit2[i]+bit2[i]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for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bit2[31]:=(0-bit2[30])-bit2[30]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for i:=1 to 16 d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tab/> <text:s text:c="3"/>fig2bit[i]:=bit2[i-1]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tab/> <text:s text:c="3"/>fig2bit[-i]:=bit2[i+15]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tab/> <text:s text:c="3"/>color2bit[1]:=color2bit[1] or fig2bit[i]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tab/> <text:s text:c="3"/>color2bit[-1]:=color2bit[-1] or fig2bit[-i]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for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this sorting is needed for optimization .. for tests if fig is bishop or rook or queen}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awn:=1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knight:=2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king:=3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bishop:=4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rook:=5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queen:=6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weight[pawn <text:s/>]:=1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weight[bishop]:=2.8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weight[knight]:=3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weight[rook <text:s/>]:=5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weight[queen ]:=10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weight[king <text:s/>]:=20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s_weight:=8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awn_weight:=1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attack_weight:=1.4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addRandomWeight:=0.5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name[pawn <text:s/>]:="p"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name[bishop]:="s"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name[knight]:="j"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name[rook <text:s/>]:="v"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name[queen ]:="d"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iece_name[king <text:s/>]:="k"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color_name[-1]:="c"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color_name[ 1]:="b"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border[ 1]:=1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border[-1]:=8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movescount[bishop]:=4; {Bishop moves - 4 directions diagonally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movescount[knight]:=8; {Knight moves - 8 "L" moves}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movescount[rook <text:s/>]:=4; {Rook moves <text:s text:c="2"/>- 4 directions}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movescount[queen ]:=8; {Queen moves <text:s/>- 8 directions}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movescount[king <text:s/>]:=8; {King moves <text:s text:c="2"/>- 8 moves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text:tab/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i:=bishop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1].x:= -1; moverel[i][1].y:= -1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2].x:= 1; <text:s/>moverel[i][2].y:= -1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3].x:= -1; moverel[i][3].y:= 1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4].x:= 1; <text:s/>moverel[i][4].y:= 1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i:=knight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1].x:= -1; moverel[i][1].y:= -2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2].x:=1; <text:s text:c="2"/>moverel[i][2].y:= -2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3].x:= -2; moverel[i][3].y:= -1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4].x:=2; <text:s text:c="2"/>moverel[i][4].y:= -1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5].x:= -2; moverel[i][5].y:=1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6].x:=2; <text:s text:c="2"/>moverel[i][6].y:=1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7].x:= -1; moverel[i][7].y:=2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8].x:=1; <text:s text:c="2"/>moverel[i][8].y:=2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i:=rook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1].x:= 0; <text:s/>moverel[i][1].y:= -1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2].x:= -1; moverel[i][2].y:= 0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3].x:= 1; <text:s/>moverel[i][3].y:= 0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4].x:= 0; <text:s/>moverel[i][4].y:= 1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i:=queen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1].x:= -1; moverel[i][1].y:= -1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2].x:=0; <text:s text:c="2"/>moverel[i][2].y:= -1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3].x:=1; <text:s text:c="2"/>moverel[i][3].y:= -1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4].x:= -1; moverel[i][4].y:=0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5].x:=1; <text:s text:c="2"/>moverel[i][5].y:=0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6].x:= -1; moverel[i][6].y:=1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7].x:=0; <text:s text:c="2"/>moverel[i][7].y:=1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8].x:=1; <text:s text:c="2"/>moverel[i][8].y:=1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i:=king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1].x:= -1; moverel[i][1].y:= -1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2].x:=0; <text:s text:c="2"/>moverel[i][2].y:= -1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3].x:=1; <text:s text:c="2"/>moverel[i][3].y:= -1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4].x:= -1; moverel[i][4].y:=0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5].x:=1; <text:s text:c="2"/>moverel[i][5].y:=0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6].x:= -1; moverel[i][6].y:=1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7].x:=0; <text:s text:c="2"/>moverel[i][7].y:=1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tab/> <text:s/>moverel[i][8].x:=1; <text:s text:c="2"/>moverel[i][8].y:=1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UpravNapadanePolicko(f as integer;xn as integer;yn as integer;akce as integer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f2 as integer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17051" calcext:value-type="float">
            <text:p>617051</text:p>
          </table:table-cell>
          <table:table-cell office:value-type="string" calcext:value-type="string">
            <text:p><text:tab/> <text:s/>if akce=1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4300" calcext:value-type="float">
            <text:p>314300</text:p>
          </table:table-cell>
          <table:table-cell office:value-type="string" calcext:value-type="string">
            <text:p><text:tab/> <text:s text:c="3"/>then gp.attacked[yn][xn]:=gp.attacked[yn][xn] or fig2bit[f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2751" calcext:value-type="float">
            <text:p>302751</text:p>
          </table:table-cell>
          <table:table-cell office:value-type="string" calcext:value-type="string">
            <text:p><text:tab/> <text:s text:c="11"/>else gp.attacked[yn][xn]:=gp.attacked[yn][xn] and (-1 xor fig2bit[f]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17051" calcext:value-type="float">
            <text:p>617051</text:p>
          </table:table-cell>
          <table:table-cell office:value-type="string" calcext:value-type="string">
            <text:p><text:tab/> <text:s/>gp.pieces[f].attacked_cells:=gp.pieces[f].attacked_cells+akce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17051" calcext:value-type="float">
            <text:p>617051</text:p>
          </table:table-cell>
          <table:table-cell office:value-type="string" calcext:value-type="string">
            <text:p><text:tab/> <text:s/>f2:=gp.board[yn][xn]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7051" calcext:value-type="float">
            <text:p>617051</text:p>
          </table:table-cell>
          <table:table-cell office:value-type="string" calcext:value-type="string">
            <text:p><text:tab/> <text:s/>if sgn(f2)=0-sgn(f)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650" calcext:value-type="float">
            <text:p>53650</text:p>
          </table:table-cell>
          <table:table-cell office:value-type="string" calcext:value-type="string">
            <text:p><text:tab/> <text:s text:c="3"/>then gp.pieces[f].attacked_weight:=gp.pieces[f].attacked_weight+akce*piece_weight[gp.pieces[f2].figtype]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17051" calcext:value-type="float">
            <text:p>617051</text:p>
          </table:table-cell>
          <table:table-cell office:value-type="string" calcext:value-type="string">
            <text:p><text:tab/> <text:s text:c="7"/>end proc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oznaci ktore policka su ohrozovane danou figurkou a spocita kolko ich je}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tiez spocita "silu" ohrozovanych nepriatelskych figur}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OznacPolickaFigurky(f as integer;akce as integer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pce as TPiece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xn as integer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yn as integer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i as integer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9" calcext:value-type="float">
            <text:p>100009</text:p>
          </table:table-cell>
          <table:table-cell office:value-type="string" calcext:value-type="string">
            <text:p><text:tab/> <text:s/>pce:=gp.pieces[f]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087" calcext:value-type="float">
            <text:p>138087</text:p>
          </table:table-cell>
          <table:table-cell office:value-type="string" calcext:value-type="string">
            <text:p><text:tab/> <text:s/>if (pce.figtype=pawn) then do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tahy pesiakom <text:s text:c="2"/>(nevie tahy en-pasant !!!)}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8078" calcext:value-type="float">
            <text:p>38078</text:p>
          </table:table-cell>
          <table:table-cell office:value-type="string" calcext:value-type="string">
            <text:p><text:tab/> <text:s text:c="3"/>yn:=pce.pos.y-sgn(f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156" calcext:value-type="float">
            <text:p>76156</text:p>
          </table:table-cell>
          <table:table-cell office:value-type="string" calcext:value-type="string">
            <text:p><text:tab/> <text:s text:c="3"/>if (yn&gt;=1) and (yn&lt;=8) then d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8078" calcext:value-type="float">
            <text:p>38078</text:p>
          </table:table-cell>
          <table:table-cell office:value-type="string" calcext:value-type="string">
            <text:p><text:tab/> <text:s text:c="5"/>xn:=pce.pos.x-1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0518" calcext:value-type="float">
            <text:p>70518</text:p>
          </table:table-cell>
          <table:table-cell office:value-type="string" calcext:value-type="string">
            <text:p><text:tab/> <text:s text:c="5"/>if (xn&gt;=1) then UpravNapadanePolicko(f,xn,yn,akce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8078" calcext:value-type="float">
            <text:p>38078</text:p>
          </table:table-cell>
          <table:table-cell office:value-type="string" calcext:value-type="string">
            <text:p><text:tab/> <text:s text:c="5"/>xn:=pce.pos.x+1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478" calcext:value-type="float">
            <text:p>70478</text:p>
          </table:table-cell>
          <table:table-cell office:value-type="string" calcext:value-type="string">
            <text:p><text:tab/> <text:s text:c="5"/>if (xn&lt;=8) then UpravNapadanePolicko(f,xn,yn,akce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6873" calcext:value-type="float">
            <text:p>86873</text:p>
          </table:table-cell>
          <table:table-cell office:value-type="string" calcext:value-type="string">
            <text:p><text:tab/> <text:s/>end else if (pce.figtype=knight) or (pce.figtype=king) then d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tahy jazdcom a kralom su urcene vyctom relativnych pozicii}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<text:tab/> <text:s text:c="3"/>for i:=1 to movescount[pce.figtype] d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9536" calcext:value-type="float">
            <text:p>199536</text:p>
          </table:table-cell>
          <table:table-cell office:value-type="string" calcext:value-type="string">
            <text:p><text:tab/> <text:s text:c="5"/>xn:=pce.pos.x+moverel[pce.figtype][i].x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9536" calcext:value-type="float">
            <text:p>199536</text:p>
          </table:table-cell>
          <table:table-cell office:value-type="string" calcext:value-type="string">
            <text:p><text:tab/> <text:s text:c="5"/>yn:=pce.pos.y+moverel[pce.figtype][i].y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7111" calcext:value-type="float">
            <text:p>347111</text:p>
          </table:table-cell>
          <table:table-cell office:value-type="string" calcext:value-type="string">
            <text:p><text:tab/> <text:s text:c="5"/>if (xn&gt;=1) and (xn&lt;=8) and (yn&gt;=1) and (yn&lt;=8) then UpravNapadanePolicko(f,xn,yn,akce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 for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3978" calcext:value-type="float">
            <text:p>73978</text:p>
          </table:table-cell>
          <table:table-cell office:value-type="string" calcext:value-type="string">
            <text:p><text:tab/> <text:s/>end else if (pce.figtype=bishop) or (pce.figtype=rook) or (pce.figtype=queen) then d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tahy strelca,veze a damy su urcene vyctom smerov}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6989" calcext:value-type="float">
            <text:p>36989</text:p>
          </table:table-cell>
          <table:table-cell office:value-type="string" calcext:value-type="string">
            <text:p><text:tab/> <text:s text:c="3"/>for i:=1 to movescount[pce.figtype] do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4580" calcext:value-type="float">
            <text:p>224580</text:p>
          </table:table-cell>
          <table:table-cell office:value-type="string" calcext:value-type="string">
            <text:p><text:tab/> <text:s text:c="5"/>xn:=pce.pos.x+moverel[pce.figtype][i].x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4580" calcext:value-type="float">
            <text:p>224580</text:p>
          </table:table-cell>
          <table:table-cell office:value-type="string" calcext:value-type="string">
            <text:p><text:tab/> <text:s text:c="5"/>yn:=pce.pos.y+moverel[pce.figtype][i].y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4580" calcext:value-type="float">
            <text:p>224580</text:p>
          </table:table-cell>
          <table:table-cell office:value-type="string" calcext:value-type="string">
            <text:p><text:tab/> <text:s text:c="5"/>while (xn&gt;=1) and (xn&lt;=8) and (yn&gt;=1) and (yn&lt;=8) d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04636" calcext:value-type="float">
            <text:p>404636</text:p>
          </table:table-cell>
          <table:table-cell office:value-type="string" calcext:value-type="string">
            <text:p><text:tab/> <text:s text:c="7"/>UpravNapadanePolicko(f,xn,yn,akce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20136" calcext:value-type="float">
            <text:p>520136</text:p>
          </table:table-cell>
          <table:table-cell office:value-type="string" calcext:value-type="string">
            <text:p><text:tab/> <text:s text:c="7"/>if gp.board[yn][xn]&lt;&gt;0 then xn:=100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4636" calcext:value-type="float">
            <text:p>404636</text:p>
          </table:table-cell>
          <table:table-cell office:value-type="string" calcext:value-type="string">
            <text:p><text:tab/> <text:s text:c="7"/>xn:=xn+moverel[pce.figtype][i].x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4636" calcext:value-type="float">
            <text:p>404636</text:p>
          </table:table-cell>
          <table:table-cell office:value-type="string" calcext:value-type="string">
            <text:p><text:tab/> <text:s text:c="7"/>yn:=yn+moverel[pce.figtype][i].y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end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9" calcext:value-type="float">
            <text:p>100009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GenerStartPositions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p as Position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i as integer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InitVars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initial chess position setup}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.pieces[9].figtype:=rook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.pieces[10].figtype:=knight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.pieces[11].figtype:=bishop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.pieces[12].figtype:=queen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.pieces[13].figtype:=king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.pieces[14].figtype:=bishop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.pieces[15].figtype:=knight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.pieces[16].figtype:=rook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for i:=1 to 8 d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tab/> <text:s text:c="3"/>p.pieces[i].figtype:=pawn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tab/> <text:s text:c="3"/>p.pieces[0-i].figtype:=pawn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tab/> <text:s text:c="3"/>p.pieces[0-8-i].figtype:=p.pieces[8+i].figtype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tab/> <text:s text:c="3"/>p.board[1][i]:=0-8-i; p.pieces[-8-i].pos.x:=i; p.pieces[-8-i].pos.y:=1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tab/> <text:s text:c="3"/>p.board[2][i]:=0-i; <text:s text:c="2"/>p.pieces[0-i].pos.x:=i; <text:s/>p.pieces[0-i].pos.y:=2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tab/> <text:s text:c="3"/>p.board[7][i]:=i; <text:s text:c="4"/>p.pieces[i].pos.x:=i; <text:s text:c="3"/>p.pieces[i].pos.y:=7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tab/> <text:s text:c="3"/>p.board[8][i]:=8+i; <text:s text:c="2"/>p.pieces[8+i].pos.x:=i; <text:s/>p.pieces[8+i].pos.y:=8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for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.onmove:=1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gp:=p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for i:=1 to 16 d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tab/> <text:s text:c="3"/>OznacPolickaFigurky(i,1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tab/> <text:s text:c="3"/>OznacPolickaFigurky(-i,1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p:=gp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 <text:s/>NewMove(p,"Start",0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pre zadanu figurku predlzim ohrozovane policka danym smerom}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Predlz(f as integer;col as integer;line as integer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xd as integer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yd as integer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xn as integer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yn as integer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pocet as integer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/>xn:=gp.pieces[f].pos.x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/>yn:=gp.pieces[f].pos.y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/>xd:=sgn(col-xn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/>yd:=sgn(line-yn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/>xn:=col+xd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/>yn:=line+yd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/>pocet:=0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/>while (xn&gt;=1) and (xn&lt;=8) and (yn&gt;=1) and (yn&lt;=8) d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249" calcext:value-type="float">
            <text:p>71249</text:p>
          </table:table-cell>
          <table:table-cell office:value-type="string" calcext:value-type="string">
            <text:p><text:tab/> <text:s text:c="3"/>gp.attacked[yn][xn]:=gp.attacked[yn][xn] or fig2bit[f]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1249" calcext:value-type="float">
            <text:p>71249</text:p>
          </table:table-cell>
          <table:table-cell office:value-type="string" calcext:value-type="string">
            <text:p><text:tab/> <text:s text:c="3"/>pocet:=pocet+1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3842" calcext:value-type="float">
            <text:p>93842</text:p>
          </table:table-cell>
          <table:table-cell office:value-type="string" calcext:value-type="string">
            <text:p><text:tab/> <text:s text:c="3"/>if gp.board[yn][xn]&lt;&gt;0 then xn:=100; {nasty trick - exit the while loop}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1249" calcext:value-type="float">
            <text:p>71249</text:p>
          </table:table-cell>
          <table:table-cell office:value-type="string" calcext:value-type="string">
            <text:p><text:tab/> <text:s text:c="3"/>xn:=xn+xd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1249" calcext:value-type="float">
            <text:p>71249</text:p>
          </table:table-cell>
          <table:table-cell office:value-type="string" calcext:value-type="string">
            <text:p><text:tab/> <text:s text:c="3"/>yn:=yn+yd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while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/>gp.pieces[f].attacked_cells:=gp.pieces[f].attacked_cells+pocet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pre zadanu figurku skratim ohrozovane policka danym smerom}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Skrat(f as integer;col as integer;line as integer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xd as integer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yd as integer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xn as integer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yn as integer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pocet as integer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 <text:s/>xn:=gp.pieces[f].pos.x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 <text:s/>yn:=gp.pieces[f].pos.y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 <text:s/>xd:=sgn(col-xn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 <text:s/>yd:=sgn(line-yn)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 <text:s/>xn:=col+xd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 <text:s/>yn:=line+yd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 <text:s/>while (xn&gt;=1) and (xn&lt;=8) and (yn&gt;=1) and (yn&lt;=8) d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3337" calcext:value-type="float">
            <text:p>103337</text:p>
          </table:table-cell>
          <table:table-cell office:value-type="string" calcext:value-type="string">
            <text:p><text:tab/> <text:s text:c="3"/>if gp.attacked[yn][xn] and fig2bit[f]=0 then xn:=1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7329" calcext:value-type="float">
            <text:p>77329</text:p>
          </table:table-cell>
          <table:table-cell office:value-type="string" calcext:value-type="string">
            <text:p><text:tab/> <text:s text:c="3"/>else d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7329" calcext:value-type="float">
            <text:p>77329</text:p>
          </table:table-cell>
          <table:table-cell office:value-type="string" calcext:value-type="string">
            <text:p><text:tab/> <text:s text:c="5"/>gp.attacked[yn][xn]:=gp.attacked[yn][xn] and (-1 xor fig2bit[f])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7329" calcext:value-type="float">
            <text:p>77329</text:p>
          </table:table-cell>
          <table:table-cell office:value-type="string" calcext:value-type="string">
            <text:p><text:tab/> <text:s text:c="5"/>pocet:=pocet+1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0333" calcext:value-type="float">
            <text:p>90333</text:p>
          </table:table-cell>
          <table:table-cell office:value-type="string" calcext:value-type="string">
            <text:p><text:tab/> <text:s text:c="3"/>xn:=xn+xd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0333" calcext:value-type="float">
            <text:p>90333</text:p>
          </table:table-cell>
          <table:table-cell office:value-type="string" calcext:value-type="string">
            <text:p><text:tab/> <text:s text:c="3"/>yn:=yn+yd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while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 <text:s/>gp.pieces[f].attacked_cells:=gp.pieces[f].attacked_cells-pocet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pre vsetky damy, veze a strelcov, ktore napadalju toto policko, rozsirim ich napadane policka v tom smere}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{treba pridat parameter -aka figurka se zdvihla, aby sa attacked_weight figuriek ktore ju ohrozovali zmensilo o jej vahu}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Zdvihni(col as integer;line as integer)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i as integer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zistim, ktorym figurkam budem musiet prepocitat ohrozovane policka - strelci, veze a damy}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0976" calcext:value-type="float">
            <text:p>50976</text:p>
          </table:table-cell>
          <table:table-cell office:value-type="string" calcext:value-type="string">
            <text:p><text:tab/> <text:s/>for i:= -16 to 16 do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82208" calcext:value-type="float">
            <text:p>1682208</text:p>
          </table:table-cell>
          <table:table-cell office:value-type="string" calcext:value-type="string">
            <text:p><text:tab/> <text:s text:c="3"/>if (gp.pieces[i].figtype&gt;=bishop) and (gp.attacked[line][col] and fig2bit[i]&lt;&gt;0) 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161" calcext:value-type="float">
            <text:p>34161</text:p>
          </table:table-cell>
          <table:table-cell office:value-type="string" calcext:value-type="string">
            <text:p><text:tab/> <text:s text:c="13"/>then Predlz(i,col,line)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976" calcext:value-type="float">
            <text:p>50976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pre vsetky damy, veze a strelcov, ktore napadaju toto policko, zrusim ich dalsie napadane policka v tom smere}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Poloz(col as integer;line as integer)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i as integer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zistim, ktorym figurkam budem musiet prepocitat ohrozovane policka - strelci, veze a damy}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for i:= -16 to 16 d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17033" calcext:value-type="float">
            <text:p>1617033</text:p>
          </table:table-cell>
          <table:table-cell office:value-type="string" calcext:value-type="string">
            <text:p><text:tab/> <text:s text:c="3"/>if (gp.pieces[i].figtype&gt;=bishop) and (gp.attacked[line][col] and fig2bit[i]&lt;&gt;0) 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<text:tab/> <text:s text:c="13"/>then Skrat(i,col,line)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text:tab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func Napadana(x as integer;y as integer;s as integer) as integer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i as integer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a as integer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7814" calcext:value-type="float">
            <text:p>127814</text:p>
          </table:table-cell>
          <table:table-cell office:value-type="string" calcext:value-type="string">
            <text:p><text:tab/> <text:s/>Result:=0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7814" calcext:value-type="float">
            <text:p>127814</text:p>
          </table:table-cell>
          <table:table-cell office:value-type="string" calcext:value-type="string">
            <text:p><text:tab/> <text:s/>i:=1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7814" calcext:value-type="float">
            <text:p>127814</text:p>
          </table:table-cell>
          <table:table-cell office:value-type="string" calcext:value-type="string">
            <text:p><text:tab/> <text:s/>a:=gp.attacked[y][x]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7814" calcext:value-type="float">
            <text:p>127814</text:p>
          </table:table-cell>
          <table:table-cell office:value-type="string" calcext:value-type="string">
            <text:p><text:tab/> <text:s/>while i&lt;17 do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59661" calcext:value-type="float">
            <text:p>1559661</text:p>
          </table:table-cell>
          <table:table-cell office:value-type="string" calcext:value-type="string">
            <text:p><text:tab/> <text:s text:c="3"/>if a and fig2bit[i*s]&lt;&gt;0 then do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7814" calcext:value-type="float">
            <text:p>127814</text:p>
          </table:table-cell>
          <table:table-cell office:value-type="string" calcext:value-type="string">
            <text:p><text:tab/> <text:s text:c="5"/>Result:=i*s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7814" calcext:value-type="float">
            <text:p>127814</text:p>
          </table:table-cell>
          <table:table-cell office:value-type="string" calcext:value-type="string">
            <text:p><text:tab/> <text:s text:c="5"/>i:=100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04033" calcext:value-type="float">
            <text:p>1304033</text:p>
          </table:table-cell>
          <table:table-cell office:value-type="string" calcext:value-type="string">
            <text:p><text:tab/> <text:s text:c="3"/>end else i:=i+1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while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7814" calcext:value-type="float">
            <text:p>127814</text:p>
          </table:table-cell>
          <table:table-cell office:value-type="string" calcext:value-type="string">
            <text:p><text:tab/>end func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Presun(p as position;f as integer;destcol as integer;destline as integer)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pce as TPiece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dstf as integer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i as integer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j as integer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clr as integer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curpos as TPoint2D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gp:=p; <text:s text:c="16"/>{optimization trick.. access to global var is faster}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pce:=gp.pieces[f]; <text:s text:c="4"/>{this is moved piece}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curpos:=pce.pos; <text:s text:c="6"/>{an its current position}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dstf:=gp.board[destline][destcol]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0976" calcext:value-type="float">
            <text:p>50976</text:p>
          </table:table-cell>
          <table:table-cell office:value-type="string" calcext:value-type="string">
            <text:p><text:tab/> <text:s/>if dstf&lt;&gt;0 then do <text:s text:c="2"/>{if something is at destination, pick it up and destroy it} <text:s text:c="5"/>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<text:tab/> <text:s text:c="3"/><text:tab/> <text:s text:c="3"/>OznacPolickaFigurky(dstf,-1)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<text:tab/> <text:s text:c="3"/>gp.board[destline][destcol]:=0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<text:tab/> <text:s text:c="3"/>Zdvihni(destcol,destline)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<text:tab/> <text:s text:c="3"/>gp.pieces[dstf].figtype:=0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<text:tab/> <text:s text:c="3"/>gp.pieces[dstf].attacked_cells:=0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<text:tab/> <text:s text:c="3"/>gp.pieces[dstf].attacked_weight:=0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text:tab/>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zodvihnem presuvanu figurku a upravim napadane policka}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OznacPolickaFigurky(f,-1)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gp.board[curpos.y][curpos.x]:=0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Zdvihni(curpos.x,curpos.y)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polozim ju na nove miesto}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gp.board[destline][destcol]:=f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gp.pieces[f].pos.x:=destcol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gp.pieces[f].pos.y:=destline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ak je to pesiak a dosiel som na posledny riadok, tak z neho urobim kralovnu}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if (pce.figtype=pawn) and ((destline=1) or (destline=8)) then d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gp.pieces[f].figtype:=queen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oznacim ohrozovane policka presuvanej figurky}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OznacPolickaFigurky(f,1)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a upravim ohrozovane u dalsich, ktorym je teraz v ceste}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Poloz(destcol,destline)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vymenim hracov a zvacsim cislo tahu}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gp.onmove:=0-gp.onmove;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gp.movenr:=gp.movenr+1;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zaznacim poznamku k figurke}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2386" calcext:value-type="float">
            <text:p>52386</text:p>
          </table:table-cell>
          <table:table-cell office:value-type="string" calcext:value-type="string">
            <text:p><text:tab/> <text:s/>if (pce.figtype=rook) or (pce.figtype=king) then gp.pieces[f].note:=1 {ak je to veza alebo kral, ze sa hybal}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3887" calcext:value-type="float">
            <text:p>53887</text:p>
          </table:table-cell>
          <table:table-cell office:value-type="string" calcext:value-type="string">
            <text:p><text:tab/> <text:s/>else if (pce.figtype=pawn) and (abs(pce.pos.y-destline)=2) then gp.pieces[f].note:=gp.movenr; {tah skoku pesiaka}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if drawMoves then DrawBitmap("frame2",destcol*40-34,destline*40-35);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ak to bola rosada, tak este presuniem vezu}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if (pce.type=king) and (abs(pce.pos.column-dest.x)&gt;1) then do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if destcol=7 then do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gp.board[destline][6]:=16*p.onmove;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gp.board[destline][8]:=0;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gp.pieces[16*p.onmove].pos.column:=6;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regen[16*p.onmove]:=1;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 else do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gp.board[destline][3]:=9*p.onmove;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gp.board[destline][1]:=0;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gp.pieces[9*p.onmove].pos.column:=3;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regen[9*p.onmove]:=1;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a este spracujem branie en-pasant}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if (pce.type=pawn) and (pce.pos.column&lt;&gt;dest.x) and (p.board[dest.y][dest.x]=0) then do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gp.pieces[gp.board[pce.pos.line,dest.column]].type=0;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regen[gp.board[pce.pos.line,dest.column]]:=1;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gp.board[pce.pos.line,dest.column]:=0;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for i:=1 to 16 do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if ((gp.pieces[i]=bishop) or (gp.pieces[i]=rook) or (gp.pieces[i]=queen)) an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16"/>Ohrozuje(TPoint2D(dest.column,pce.pos.line),i) then regen[i]:=1;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for i:=-16 to -1 do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if ((gp.pieces[i]=bishop) or (gp.pieces[i]=rook) or (gp.pieces[i]=queen)) and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16"/>Ohrozuje(TPoint2D(dest.column,pce.pos.line),i) then regen[i]:=1;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}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gp.gama:=0;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for i:= -16 to 16 do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617033" calcext:value-type="float">
            <text:p>1617033</text:p>
          </table:table-cell>
          <table:table-cell office:value-type="string" calcext:value-type="string">
            <text:p><text:tab/> <text:s text:c="3"/>pce:=gp.pieces[i];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172319" calcext:value-type="float">
            <text:p>3172319</text:p>
          </table:table-cell>
          <table:table-cell office:value-type="string" calcext:value-type="string">
            <text:p><text:tab/> <text:s text:c="3"/>if pce.figtype&lt;&gt;0 then do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{pripocitam pocet ohrozovanych policok + pieces_weight*typ danej figurky}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55286" calcext:value-type="float">
            <text:p>1555286</text:p>
          </table:table-cell>
          <table:table-cell office:value-type="string" calcext:value-type="string">
            <text:p><text:tab/> <text:s text:c="5"/>gp.gama:=gp.gama+(pce.attacked_cells+pieces_weight*piece_weight[pce.figtype])*sgn(i);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{pre pesiakov pripocitam pocet krokov*1}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29144" calcext:value-type="float">
            <text:p>2329144</text:p>
          </table:table-cell>
          <table:table-cell office:value-type="string" calcext:value-type="string">
            <text:p><text:tab/> <text:s text:c="5"/>if pce.figtype=pawn then gp.gama:=gp.gama+pawn_weight*(7-abs(border[sgn(i)]-pce.pos.y))*sgn(i);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{zistim, ci je figurka ohrozovana}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716752" calcext:value-type="float">
            <text:p>1716752</text:p>
          </table:table-cell>
          <table:table-cell office:value-type="string" calcext:value-type="string">
            <text:p><text:tab/> <text:s text:c="5"/>if gp.attacked[pce.pos.y][pce.pos.x] and color2bit[0-sgn(i)]&lt;&gt;0 then do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{zistim, ci je chranena}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89280" calcext:value-type="float">
            <text:p>289280</text:p>
          </table:table-cell>
          <table:table-cell office:value-type="string" calcext:value-type="string">
            <text:p><text:tab/> <text:s text:c="7"/>if gp.attacked[pce.pos.y][pce.pos.x] and color2bit[sgn(i)]&lt;&gt;0 then do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9"/>{ano=&gt;zistim, ktorou najmensou figurkou je napadana}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7814" calcext:value-type="float">
            <text:p>127814</text:p>
          </table:table-cell>
          <table:table-cell office:value-type="string" calcext:value-type="string">
            <text:p><text:tab/> <text:s text:c="9"/>j:=Napadana(pce.pos.x,pce.pos.y,0-sgn(i));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9"/>{odpocitam attack_weight*rozdiel napadnutej a utociacej figurky}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7814" calcext:value-type="float">
            <text:p>127814</text:p>
          </table:table-cell>
          <table:table-cell office:value-type="string" calcext:value-type="string">
            <text:p><text:tab/> <text:s text:c="9"/>gp.gama:=gp.gama-attack_weight*maxf(0,piece_weight[pce.figtype]-piece_weight[gp.pieces[j].figtype])*sgn(i);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end els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9"/>{nie=&gt;odpocitam attack_weight*typ napadnutej figurky}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3652" calcext:value-type="float">
            <text:p>33652</text:p>
          </table:table-cell>
          <table:table-cell office:value-type="string" calcext:value-type="string">
            <text:p><text:tab/> <text:s text:c="9"/>gp.gama:=gp.gama-attack_weight*piece_weight[pce.figtype]*sgn(i);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end;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text:tab/>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for;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pripocitam nahodne cislo, aby to nehralo stale rovnako}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gp.gama:=gp.gama+addRandomWeight*(rndf(2)-1);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p:=gp;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overim, ci je ohrozovany kral hraca, ktory urobil tah}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 <text:s/>pce:=p.pieces[0-13*p.onmove];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ak je, tak to nieje platna pozicia}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6504" calcext:value-type="float">
            <text:p>96504</text:p>
          </table:table-cell>
          <table:table-cell office:value-type="string" calcext:value-type="string">
            <text:p><text:tab/> <text:s/>if p.attacked[pce.pos.y][pce.pos.x] and color2bit[p.onmove]=0 then do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7503" calcext:value-type="float">
            <text:p>47503</text:p>
          </table:table-cell>
          <table:table-cell office:value-type="string" calcext:value-type="string">
            <text:p><text:tab/> <text:s text:c="3"/>p.name:=piece_name[p.pieces[f].figtype]+" "+SubStr("ABCDEFGH",curpos.x,1)+IntToStr(9-curpos.y)+":"+SubStr("ABCDEFGH",destcol,1)+IntToStr(9-destline);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7503" calcext:value-type="float">
            <text:p>47503</text:p>
          </table:table-cell>
          <table:table-cell office:value-type="string" calcext:value-type="string">
            <text:p><text:tab/> <text:s text:c="3"/>NewMove(p,p.name,p.onmove*p.gama);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TahFigurkou(p as position;f as integer);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9"/>def pce as TPiece;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xn as integer;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yn as integer;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i as integer;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<text:tab/> <text:s/>pce:=p.pieces[f];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for each o from pce.attacked do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v hrozbach su sikme tahy pesiakov, ale tam mozu ist, len ked vyhodia figurku}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if (pce.type&lt;&gt;pawn) or (p.board[o.y][o.x]&lt;&gt;0) then Presun(p,f,o)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este skusim, ci to je branie en-pasant}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lse if (p.pieces[p.board[pce.pos.line,o.column]].type=1) and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19"/>(p.pieces[p.board[pce.pos.line,o.column]].note=p.movenr-1) then Presun(p,f,o);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for;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}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3823" calcext:value-type="float">
            <text:p>33823</text:p>
          </table:table-cell>
          <table:table-cell office:value-type="string" calcext:value-type="string">
            <text:p><text:tab/> <text:s/>if (pce.figtype=pawn) then do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tahy pesiakom <text:s text:c="2"/>(nevie tahy en-pasant !!!)}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<text:tab/> <text:s text:c="3"/>yn:=pce.pos.y-sgn(f);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468" calcext:value-type="float">
            <text:p>22468</text:p>
          </table:table-cell>
          <table:table-cell office:value-type="string" calcext:value-type="string">
            <text:p><text:tab/> <text:s text:c="3"/>if (yn&gt;=1) and (yn&lt;=8) then do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<text:tab/> <text:s text:c="5"/>xn:=pce.pos.x-1;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326" calcext:value-type="float">
            <text:p>11326</text:p>
          </table:table-cell>
          <table:table-cell office:value-type="string" calcext:value-type="string">
            <text:p><text:tab/> <text:s text:c="5"/>if (xn&gt;=1) and (sgn(p.board[yn][xn])=0-p.onmove) then Presun(p,f,xn,yn);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<text:tab/> <text:s text:c="5"/>xn:=pce.pos.x+1;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285" calcext:value-type="float">
            <text:p>11285</text:p>
          </table:table-cell>
          <table:table-cell office:value-type="string" calcext:value-type="string">
            <text:p><text:tab/> <text:s text:c="5"/>if (xn&lt;=8) and (sgn(p.board[yn][xn])=0-p.onmove) then Presun(p,f,xn,yn);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{skusim krok}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234" calcext:value-type="float">
            <text:p>11234</text:p>
          </table:table-cell>
          <table:table-cell office:value-type="string" calcext:value-type="string">
            <text:p><text:tab/> <text:s text:c="5"/>xn:=pce.pos.x;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<text:tab/> <text:s text:c="5"/>if p.board[yn][xn]=0 then do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<text:tab/> <text:s text:c="7"/>Presun(p,f,xn,yn);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{skusim este skok o 2}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<text:tab/> <text:s text:c="7"/>yn:=yn-sgn(f);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8160" calcext:value-type="float">
            <text:p>18160</text:p>
          </table:table-cell>
          <table:table-cell office:value-type="string" calcext:value-type="string">
            <text:p><text:tab/> <text:s text:c="7"/>if (abs(pce.pos.y-border[p.onmove])=6) and (p.board[yn][xn]=0) then Presun(p,f,xn,yn);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end;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611" calcext:value-type="float">
            <text:p>15611</text:p>
          </table:table-cell>
          <table:table-cell office:value-type="string" calcext:value-type="string">
            <text:p><text:tab/> <text:s/>end else if (pce.figtype=knight) or (pce.figtype=king) then do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tahy jazdcom a kralom su urcene vyctom relativnych pozicii}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<text:tab/> <text:s text:c="3"/>for i:=1 to movescount[pce.figtype] do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4048" calcext:value-type="float">
            <text:p>34048</text:p>
          </table:table-cell>
          <table:table-cell office:value-type="string" calcext:value-type="string">
            <text:p><text:tab/> <text:s text:c="5"/>xn:=pce.pos.x+moverel[pce.figtype][i].x;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4048" calcext:value-type="float">
            <text:p>34048</text:p>
          </table:table-cell>
          <table:table-cell office:value-type="string" calcext:value-type="string">
            <text:p><text:tab/> <text:s text:c="5"/>yn:=pce.pos.y+moverel[pce.figtype][i].y;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048" calcext:value-type="float">
            <text:p>34048</text:p>
          </table:table-cell>
          <table:table-cell office:value-type="string" calcext:value-type="string">
            <text:p><text:tab/> <text:s text:c="5"/>if (xn&gt;=1) and (xn&lt;=8) and (yn&gt;=1) and (yn&lt;=8) and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360" calcext:value-type="float">
            <text:p>12360</text:p>
          </table:table-cell>
          <table:table-cell office:value-type="string" calcext:value-type="string">
            <text:p><text:tab/> <text:s text:c="8"/>(sgn(p.board[yn][xn])&lt;&gt;p.onmove) then Presun(p,f,xn,yn);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 for;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198" calcext:value-type="float">
            <text:p>14198</text:p>
          </table:table-cell>
          <table:table-cell office:value-type="string" calcext:value-type="string">
            <text:p><text:tab/> <text:s/>end else if (pce.figtype=bishop) or (pce.figtype=rook) or (pce.figtype=queen) then do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tahy strelca,veze a damy su urcene vyctom smerov}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<text:tab/> <text:s text:c="3"/>for i:=1 to movescount[pce.figtype] do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064" calcext:value-type="float">
            <text:p>34064</text:p>
          </table:table-cell>
          <table:table-cell office:value-type="string" calcext:value-type="string">
            <text:p><text:tab/> <text:s text:c="5"/>xn:=pce.pos.x+moverel[pce.figtype][i].x;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064" calcext:value-type="float">
            <text:p>34064</text:p>
          </table:table-cell>
          <table:table-cell office:value-type="string" calcext:value-type="string">
            <text:p><text:tab/> <text:s text:c="5"/>yn:=pce.pos.y+moverel[pce.figtype][i].y;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064" calcext:value-type="float">
            <text:p>34064</text:p>
          </table:table-cell>
          <table:table-cell office:value-type="string" calcext:value-type="string">
            <text:p><text:tab/> <text:s text:c="5"/>while (xn&gt;=1) and (xn&lt;=8) and (yn&gt;=1) and (yn&lt;=8) an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11"/>(sgn(p.board[yn][xn])&lt;&gt;p.onmove) do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8338" calcext:value-type="float">
            <text:p>18338</text:p>
          </table:table-cell>
          <table:table-cell office:value-type="string" calcext:value-type="string">
            <text:p><text:tab/> <text:s text:c="7"/>Presun(p,f,xn,yn);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716" calcext:value-type="float">
            <text:p>19716</text:p>
          </table:table-cell>
          <table:table-cell office:value-type="string" calcext:value-type="string">
            <text:p><text:tab/> <text:s text:c="7"/>if sgn(p.board[yn][xn])&lt;&gt;0 then xn:=100;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8338" calcext:value-type="float">
            <text:p>18338</text:p>
          </table:table-cell>
          <table:table-cell office:value-type="string" calcext:value-type="string">
            <text:p><text:tab/> <text:s text:c="7"/>xn:=xn+moverel[pce.figtype][i].x;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8338" calcext:value-type="float">
            <text:p>18338</text:p>
          </table:table-cell>
          <table:table-cell office:value-type="string" calcext:value-type="string">
            <text:p><text:tab/> <text:s text:c="7"/>yn:=yn+moverel[pce.figtype][i].y;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end;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{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{a este rosady...}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if (pce.type=king) and (pce.note=0) then d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skusim malu rosadu (doprava)}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if not JeOhrozene(TPoint2D(pce.line,5)) and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(p.board[pce.line][6]=0) and not JeOhrozene(TPoint2D(6,pce.line)) and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(p.board[pce.line][7]=0) and not JeOhrozene(TPoint2D(7,pce.line)) and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(pieces[p.onmove*16].type=4) and not JeOhrozene(TPoint2D(8,pce.line)) and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(pieces[p.onmove*16].note=0)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11"/>then Presun(p,f,TPoint2D(7,pce.line));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{a este velku rosadu (dolava)}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if not JeOhrozene(TPoint2D(pce.line,5)) and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(p.board[pce.line][4]=0) and not JeOhrozene(TPoint2D(4,pce.line)) and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(p.board[pce.line][3]=0) and not JeOhrozene(TPoint2D(3,pce.line)) and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(p.board[pce.line][2]=0) and not JeOhrozene(TPoint2D(2,pce.line)) and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(pieces[p.onmove*9].type=4) and not JeOhrozene(TPoint2D(1,pce.line)) and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6"/>(pieces[p.onmove*9].note=0)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11"/>then Presun(p,f,TPoint2D(2,pce.line));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}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GenerPositions(p as position);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i as integer;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<text:tab/> <text:s/>for i:=1 to 16 do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5373" calcext:value-type="float">
            <text:p>45373</text:p>
          </table:table-cell>
          <table:table-cell office:value-type="string" calcext:value-type="string">
            <text:p><text:tab/> <text:s text:c="3"/>if p.pieces[p.onmove*i].figtype&lt;&gt;0 then TahFigurkou(p,p.onmove*i);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for;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proc DisplayPosition(p as Position);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l as integer;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c as integer;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f as integer;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s as string;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tab/> <text:s/>gp:=p;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tab/> <text:s/>DrawBitmap("chessbrd",0,0);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tab/> <text:s/>for l:=1 to 8 do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tab/> <text:s text:c="3"/>for c:=1 to 8 do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tab/> <text:s text:c="5"/>if p.board[l][c] &lt;&gt; 0 then do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tab/> <text:s text:c="7"/>DrawBitmap(color_name[sgn(p.board[l][c])]+piece_name[p.pieces[p.board[l][c]].figtype],c*40-34,l*40-35);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{DrawText(IntToStr(p.pieces[p.board[l][c]].attacked_cells),c*40-34,l*40-8);}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end;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{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s:="";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for f:=1 to 16 do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if 0&lt;&gt;(p.attacked[l][c] and fig2bit[f]) then s:=s+piece_name[p.pieces[f].figtype];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end for;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DrawText(s,c*40-32,l*40-20);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s:="";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for f:=1 to 16 do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if 0&lt;&gt;(p.attacked[l][c] and fig2bit[-f]) then s:=s+piece_name[p.pieces[-f].figtype];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end for;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DrawText(s,c*40-32,l*40-34);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if p.attacked[l][c] and color2bit[0-sgn(p.board[l][c])]&lt;&gt;0 then do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{zistim ktorou je napadana}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f:=Napadana(c,l,0-sgn(p.board[l][c]));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7"/>DrawText(piece_name[p.pieces[f].figtype],c*40-14,l*40-20);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end;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}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 for;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for;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tab/>end proc;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func GetPositionByMouse(p as Position;x as integer;y as integer) as string;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h as integer;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def v as integer;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h:=round((x-6)/40)+1;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v:=round((y-6)/40)+1;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if (Part&lt;&gt;2) then do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if (sgn(p.board[v][h])=p.onmove) then do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Part:=2;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FirstPart:=piece_name[p.pieces[p.board[v][h]].figtype]+" "+SubStr("ABCDEFGH",h,1)+IntToStr(9-v);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DrawBitmap("frame",h*40-34,v*40-35);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13"/>drawMoves:=true;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5"/>TahFigurkou(p,p.board[v][h]);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13"/>drawMoves:=false;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end;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 else do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Part:=1;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Result:=FirstPart+":"+SubStr("ABCDEFGH",h,1)+IntToStr(9-v);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 text:c="3"/>DisplayPosition(p);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end;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end func;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def func Test(i as integer) as integer;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 <text:s/>Result:=Abs(i*(-i));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end func;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tab/></text:p>
          </table:table-cell>
        </table:table-row>
        <calcext:sparkline-groups>
          <calcext:sparkline-group calcext:id="{846E5B2A-0AD0-406C-A1D7-5F8AA8D7E81A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/>
          </calcext:sparkline-group>
          <calcext:sparkline-group calcext:id="{CCA26495-E28F-4D51-8A01-42049374A123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/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2T15:38:50.847000000</dc:date>
    <meta:editing-duration>PT1H56M48S</meta:editing-duration>
    <meta:editing-cycles>1</meta:editing-cycles>
    <meta:document-statistic meta:table-count="1" meta:cell-count="1797" meta:object-count="1"/>
    <meta:generator>LibreOffice/24.8.4.2$Windows_x86 LibreOffice_project/bb3cfa12c7b1bf994ecc5649a80400d06cd7100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81cm" svg:height="8.989cm" xlink:href=".." xlink:type="simple" chart:class="chart:bar" chart:style-name="ch1">
        <chart:legend chart:legend-position="end" svg:x="25.746cm" svg:y="3.94cm" style:legend-expansion="high" chart:style-name="ch2"/>
        <chart:plot-area chart:style-name="ch3" table:cell-range-address="LineHistogram.A1:LineHistogram.B599" svg:x="0.561cm" svg:y="0.179cm" svg:width="24.624cm" svg:height="8.631cm">
          <chart:coordinate-region svg:x="2.213cm" svg:y="0.381cm" svg:width="22.972cm" svg:height="7.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ineHistogram.A1:LineHistogram.A599" chart:class="chart:bar">
            <chart:data-point chart:repeated="599"/>
          </chart:series>
          <chart:series chart:style-name="ch8" chart:values-cell-range-address="LineHistogram.B1:LineHistogram.B599" chart:class="chart:bar">
            <chart:data-point chart:repeated="5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Histogram.A1:LineHistogram.A599</svg:desc>
                </draw:g>
              </table:table-cell>
              <table:table-cell office:value-type="float" office:value="0">
                <text:p>0</text:p>
                <draw:g>
                  <svg:desc>LineHistogram.B1:LineHistogram.B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17051">
                <text:p>617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14300">
                <text:p>3143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02751">
                <text:p>3027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17051">
                <text:p>6170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17051">
                <text:p>6170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17051">
                <text:p>6170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3650">
                <text:p>536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17051">
                <text:p>6170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0009">
                <text:p>1000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8087">
                <text:p>1380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8078">
                <text:p>380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6156">
                <text:p>76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8078">
                <text:p>38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70518">
                <text:p>705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8078">
                <text:p>380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0478">
                <text:p>704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6873">
                <text:p>86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9536">
                <text:p>1995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99536">
                <text:p>1995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47111">
                <text:p>347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73978">
                <text:p>739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6989">
                <text:p>369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24580">
                <text:p>2245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24580">
                <text:p>2245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24580">
                <text:p>2245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04636">
                <text:p>4046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20136">
                <text:p>5201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04636">
                <text:p>4046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04636">
                <text:p>404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0009">
                <text:p>1000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1249">
                <text:p>712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1249">
                <text:p>712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3842">
                <text:p>938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1249">
                <text:p>712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1249">
                <text:p>712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3337">
                <text:p>1033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7329">
                <text:p>773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7329">
                <text:p>773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7329">
                <text:p>773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0333">
                <text:p>90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0333">
                <text:p>90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0976">
                <text:p>509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682208">
                <text:p>16822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4161">
                <text:p>341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0976">
                <text:p>509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617033">
                <text:p>16170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559661">
                <text:p>15596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304033">
                <text:p>13040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0976">
                <text:p>509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2386">
                <text:p>523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3887">
                <text:p>538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617033">
                <text:p>16170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172319">
                <text:p>31723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555286">
                <text:p>15552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329144">
                <text:p>23291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716752">
                <text:p>17167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89280">
                <text:p>2892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27814">
                <text:p>1278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3652">
                <text:p>336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6504">
                <text:p>965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7503">
                <text:p>475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7503">
                <text:p>475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2589">
                <text:p>225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3823">
                <text:p>338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2468">
                <text:p>224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1326">
                <text:p>113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1123">
                <text:p>211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8160">
                <text:p>1816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5611">
                <text:p>156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4048">
                <text:p>340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4048">
                <text:p>340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4048">
                <text:p>340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4198">
                <text:p>141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4064">
                <text:p>340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4064">
                <text:p>340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4064">
                <text:p>34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8338">
                <text:p>183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9716">
                <text:p>197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8338">
                <text:p>183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8338">
                <text:p>183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2589">
                <text:p>225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5373">
                <text:p>453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